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fo:font-weight="bold" officeooo:rsid="0018177d" officeooo:paragraph-rsid="0018177d" style:font-size-asian="14pt" style:font-weight-asian="bold" style:font-size-complex="14pt" style:font-weight-complex="bold"/>
    </style:style>
    <style:style style:name="P2" style:family="paragraph" style:parent-style-name="Standard">
      <style:text-properties officeooo:rsid="00264e02" officeooo:paragraph-rsid="0018177d"/>
    </style:style>
    <style:style style:name="P3" style:family="paragraph" style:parent-style-name="Standard">
      <style:text-properties officeooo:rsid="0028479a" officeooo:paragraph-rsid="0018177d"/>
    </style:style>
    <style:style style:name="P4" style:family="paragraph" style:parent-style-name="Standard">
      <style:text-properties fo:font-weight="bold" officeooo:rsid="0028479a" officeooo:paragraph-rsid="0018177d" style:font-weight-asian="bold" style:font-weight-complex="bold"/>
    </style:style>
    <style:style style:name="P5" style:family="paragraph" style:parent-style-name="Standard">
      <style:text-properties officeooo:rsid="002cc433" officeooo:paragraph-rsid="002cc433"/>
    </style:style>
    <style:style style:name="P6" style:family="paragraph" style:parent-style-name="Standard">
      <style:text-properties fo:font-weight="normal" officeooo:rsid="0028479a" officeooo:paragraph-rsid="0018177d" style:font-weight-asian="normal" style:font-weight-complex="normal"/>
    </style:style>
    <style:style style:name="P7" style:family="paragraph" style:parent-style-name="Standard">
      <style:text-properties fo:font-weight="normal" officeooo:rsid="002ea016" officeooo:paragraph-rsid="002ea016" style:font-weight-asian="normal" style:font-weight-complex="normal"/>
    </style:style>
    <style:style style:name="T1" style:family="text">
      <style:text-properties officeooo:rsid="002b3e78"/>
    </style:style>
    <style:style style:name="T2" style:family="text">
      <style:text-properties officeooo:rsid="002ea016"/>
    </style:style>
    <style:style style:name="T3" style:family="text">
      <style:text-properties officeooo:rsid="002fa5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m King - Week 1<text:span text:style-name="T1">6</text:span> Research Project</text:p>
      <text:p text:style-name="P2"/>
      <text:p text:style-name="P4">2. What are the three parts of a JSON Web Token (JWT)? </text:p>
      <text:p text:style-name="P3"/>
      <text:p text:style-name="P3"><text:a xlink:type="simple" xlink:href="https://search.brave.com/search?q=In+Java%2C+when+creating+REST+API%27s%2C+what+are+the+3+parts+of+a+JSON+Web+Token%3F&amp;source=web&amp;summary=1&amp;conversation=a08034608bbcd8bf10a5f2" text:style-name="Internet_20_link" text:visited-style-name="Visited_20_Internet_20_Link">https://search.brave.com/search?q=In+Java%2C+when+creating+REST+API%27s%2C+what+are+the+3+parts+of+a+JSON+Web+Token%3F&amp;source=web&amp;summary=1&amp;conversation=a08034608bbcd8bf10a5f2</text:a></text:p>
      <text:p text:style-name="P3"/>
      <text:p text:style-name="P5">The 3 parts of a JSON Web Token (JWT) are the header, payload, and signature, each separated by a ".". <text:s/>The header consists of the token type code and the signing alorithm, which allows the recipient to decode it. <text:s/>The payload contains the data being transmitted. <text:s/>Both the header and the payload are encoded as a base64url, which make them safe to use as part of a url (those long codes in cryptic urls). <text:s/><text:span text:style-name="T2">Finally, the signature is created by using the signing algorithm to encrypt the header and payload, using either PKI or symmetric key encryption, and then contatenate them. <text:s/>The signature is used to ensure the integrity of the message, as the recipient will compare the actual header and payload against the signature, and if there are any differences between them, the message will be rejected, as having been tampered with.</text:span></text:p>
      <text:p text:style-name="P3"/>
      <text:p text:style-name="P3"/>
      <text:p text:style-name="P4">3. If a JWT can be decoded by anyone, how are they useful? What problem do they solve and how do they solve it securely? </text:p>
      <text:p text:style-name="P6"/>
      <text:p text:style-name="P6"><text:a xlink:type="simple" xlink:href="https://search.brave.com/search?q=In+Java%2C+when+creating+REST+API%27s%2C+what+are+JSON+Web+Tokens+used+for%3F&amp;source=web&amp;summary=1&amp;conversation=3891a006c9dca17e6a96df" text:style-name="Internet_20_link" text:visited-style-name="Visited_20_Internet_20_Link">https://search.brave.com/search?q=In+Java%2C+when+creating+REST+API%27s%2C+what+are+JSON+Web+Tokens+used+for%3F&amp;source=web&amp;summary=1&amp;conversation=3891a006c9dca17e6a96df</text:a></text:p>
      <text:p text:style-name="P6"/>
      <text:p text:style-name="P7">JSON Web Tokens are used in a client / server relationship to allow the server to verify the client / user's identity without the user having to resubmit their regular credentials for each <text:span text:style-name="T3">session, and to do so in a stateless and portable manner (as in, the server does not have to be in a particular state/condition, in order to receive the JWT, and it also does not have to be a particular OS or platform, that would match those of the client). <text:s/>JWT's provide enhanced security by ensuring the integrity of the packet, which protects against such things as Man-in-the-Middle attacks, etc. <text:s/></text:span></text:p>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4311in" fo:margin-right="0.58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7T23:32:43.746000000</meta:creation-date>
    <meta:generator>LibreOffice/7.1.1.2$Windows_X86_64 LibreOffice_project/fe0b08f4af1bacafe4c7ecc87ce55bb426164676</meta:generator>
    <dc:date>2025-04-27T00:15:59.603000000</dc:date>
    <meta:editing-duration>PT48M51S</meta:editing-duration>
    <meta:editing-cycles>8</meta:editing-cycles>
    <meta:document-statistic meta:table-count="0" meta:image-count="0" meta:object-count="0" meta:page-count="1" meta:paragraph-count="7" meta:word-count="292" meta:character-count="1978" meta:non-whitespace-character-count="1683"/>
  </office:meta>
</office:document-meta>
</file>